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D0000028A00000254151BA1CD.svm"/>
  <manifest:file-entry manifest:media-type="" manifest:full-path="Pictures/200000160000022F00000212EBBC71F3.svm"/>
  <manifest:file-entry manifest:media-type="" manifest:full-path="Pictures/2000000F000001BC000001D34B4F1B4F.svm"/>
  <manifest:file-entry manifest:media-type="" manifest:full-path="Pictures/2000000F000001EB000001D3B2B4A868.svm"/>
  <manifest:file-entry manifest:media-type="" manifest:full-path="Pictures/2000000F0000018F000001D339C0E9AB.svm"/>
  <manifest:file-entry manifest:media-type="" manifest:full-path="Pictures/2000001D00000286000002544F65E6BB.svm"/>
  <manifest:file-entry manifest:media-type="" manifest:full-path="Pictures/2000000F00000144000001D38DA694B5.svm"/>
  <manifest:file-entry manifest:media-type="" manifest:full-path="Pictures/2000001D0000029800000247F8492771.svm"/>
  <manifest:file-entry manifest:media-type="" manifest:full-path="Pictures/2000001D00000290000001D31BD94A0D.svm"/>
  <manifest:file-entry manifest:media-type="" manifest:full-path="Pictures/2000000F000001F6000001D3800D5698.svm"/>
  <manifest:file-entry manifest:media-type="" manifest:full-path="Pictures/2000001D00000288000002545E8DECE0.svm"/>
  <manifest:file-entry manifest:media-type="" manifest:full-path="Pictures/2000001D0000028700000254713FEB95.svm"/>
  <manifest:file-entry manifest:media-type="" manifest:full-path="Pictures/2000001D0000028C0000025495070D3E.svm"/>
  <manifest:file-entry manifest:media-type="" manifest:full-path="Pictures/2000001D000002DC000001EB166F6756.svm"/>
  <manifest:file-entry manifest:media-type="" manifest:full-path="Pictures/200000160000023700000212FFC985CF.svm"/>
  <manifest:file-entry manifest:media-type="" manifest:full-path="Pictures/2000000F000001D2000001D3F444D648.svm"/>
  <manifest:file-entry manifest:media-type="" manifest:full-path="Pictures/2000000F000001AF000001D3F1687A4F.svm"/>
  <manifest:file-entry manifest:media-type="" manifest:full-path="Pictures/200000160000025D0000021256E2DAA9.svm"/>
  <manifest:file-entry manifest:media-type="" manifest:full-path="Pictures/2000001D0000028400000254F91D90C7.svm"/>
  <manifest:file-entry manifest:media-type="" manifest:full-path="Pictures/200000160000025500000212903AB515.svm"/>
  <manifest:file-entry manifest:media-type="" manifest:full-path="Pictures/2000001D000002A0000002479453BA88.svm"/>
  <manifest:file-entry manifest:media-type="" manifest:full-path="Pictures/2000001D0000028700000254F553A92C.svm"/>
  <manifest:file-entry manifest:media-type="" manifest:full-path="Pictures/2000000F000001A9000001D324934E05.svm"/>
  <manifest:file-entry manifest:media-type="" manifest:full-path="Pictures/2000000F000001FB000001D3BF0C5E31.svm"/>
  <manifest:file-entry manifest:media-type="" manifest:full-path="Pictures/2000000F000001A9000001D3CCC200A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2pt" style:font-size-asian="12pt" style:font-size-complex="12pt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fo:color="#000000" style:font-name="Calibri" fo:font-size="12pt" fo:language="ru" fo:country="RU" fo:font-style="normal" style:font-name-asian="Times New Roman" style:font-size-asian="12pt" style:language-asian="ru" style:country-asian="RU" style:font-style-asian="normal" style:font-name-complex="Times New Roman" style:font-size-complex="12pt" style:font-style-complex="normal"/>
    </style:style>
    <style:style style:name="P3" style:family="paragraph" style:parent-style-name="Standard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4" style:family="paragraph" style:parent-style-name="Standard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ru" fo:country="RU" fo:font-style="italic" style:font-name-asian="Times New Roman" style:font-size-asian="11.5pt" style:language-asian="ru" style:country-asian="RU" style:font-style-asian="italic" style:font-name-complex="Times New Roman" style:font-size-complex="11.5pt" style:font-style-complex="italic"/>
    </style:style>
    <style:style style:name="P5" style:family="paragraph" style:parent-style-name="Standard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style:font-name-asian="Times New Roman" style:font-size-asian="11.5pt" style:language-asian="ru" style:country-asian="RU" style:font-name-complex="Times New Roman" style:font-size-complex="11.5pt"/>
    </style:style>
    <style:style style:name="P6" style:family="paragraph" style:parent-style-name="Standard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color="#000080" style:font-name="Calibri" fo:font-size="11.5pt" fo:language="ru" fo:country="RU" fo:font-weight="bold" style:font-name-asian="Times New Roman" style:font-size-asian="11.5pt" style:language-asian="ru" style:country-asian="RU" style:font-weight-asian="bold" style:font-name-complex="Times New Roman" style:font-size-complex="11.5pt" style:font-weight-complex="bold"/>
    </style:style>
    <style:style style:name="P7" style:family="paragraph" style:parent-style-name="Standard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color="#0099ff" style:font-name="Calibri" fo:font-size="11.5pt" fo:language="ru" fo:country="RU" fo:font-weight="bold" style:font-name-asian="Times New Roman" style:font-size-asian="11.5pt" style:language-asian="ru" style:country-asian="RU" style:font-weight-asian="bold" style:font-name-complex="Times New Roman" style:font-size-complex="11.5pt" style:font-weight-complex="bold"/>
    </style:style>
    <style:style style:name="P8" style:family="paragraph" style:parent-style-name="Standard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color="#008000" style:font-name="Calibri" fo:font-size="11.5pt" fo:font-weight="bold" style:font-name-asian="Times New Roman" style:font-size-asian="11.5pt" style:language-asian="ru" style:country-asian="RU" style:font-weight-asian="bold" style:font-name-complex="Times New Roman" style:font-size-complex="11.5pt" style:font-weight-complex="bold"/>
    </style:style>
    <style:style style:name="P9" style:family="paragraph" style:parent-style-name="Standard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color="#94bd5e" style:font-name="Calibri" fo:font-size="11.5pt" fo:font-weight="bold" style:font-name-asian="Times New Roman" style:font-size-asian="11.5pt" style:language-asian="ru" style:country-asian="RU" style:font-weight-asian="bold" style:font-name-complex="Times New Roman" style:font-size-complex="11.5pt" style:font-weight-complex="bold"/>
    </style:style>
    <style:style style:name="P10" style:family="paragraph" style:parent-style-name="Standard">
      <style:paragraph-properties fo:margin-left="1.251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11" style:family="paragraph" style:parent-style-name="Standard">
      <style:paragraph-properties fo:margin-left="5.002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12" style:family="paragraph" style:parent-style-name="Standard">
      <style:paragraph-properties fo:margin-left="2.501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style:font-name-asian="Times New Roman" style:font-size-asian="11.5pt" style:language-asian="ru" style:country-asian="RU" style:font-name-complex="Times New Roman" style:font-size-complex="11.5pt"/>
    </style:style>
    <style:style style:name="P13" style:family="paragraph" style:parent-style-name="Standard">
      <style:paragraph-properties fo:margin-left="6.253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14" style:family="paragraph" style:parent-style-name="Standard">
      <style:paragraph-properties fo:margin-left="6.253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en" fo:country="US" style:font-name-asian="Times New Roman" style:font-size-asian="11.5pt" style:language-asian="ru" style:country-asian="RU" style:font-name-complex="Times New Roman" style:font-size-complex="11.5pt"/>
    </style:style>
    <style:style style:name="P15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1.5pt" style:font-name-asian="Times New Roman" style:font-size-asian="11.5pt" style:language-asian="ru" style:country-asian="RU" style:font-name-complex="Times New Roman" style:font-size-complex="11.5pt"/>
    </style:style>
    <style:style style:name="P16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1.5pt" style:text-underline-style="none" fo:font-weight="bold" style:font-name-asian="Times New Roman" style:font-size-asian="11.5pt" style:language-asian="ru" style:country-asian="RU" style:font-weight-asian="bold" style:font-name-complex="Times New Roman" style:font-size-complex="11.5pt" style:font-weight-complex="bold"/>
    </style:style>
    <style:style style:name="P17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1.5pt" fo:language="en" fo:country="US" style:font-size-asian="11.5pt" style:font-size-complex="11.5pt"/>
    </style:style>
    <style:style style:name="P18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1.5pt" fo:language="ru" fo:country="RU" style:font-size-asian="11.5pt" style:font-size-complex="11.5pt"/>
    </style:style>
    <style:style style:name="P19" style:family="paragraph" style:parent-style-name="Standard">
      <style:paragraph-properties fo:margin-top="0.049cm" fo:margin-bottom="0.049cm" fo:line-height="100%" fo:text-align="start" style:justify-single-word="false"/>
      <style:text-properties fo:color="#0099ff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20" style:family="paragraph" style:parent-style-name="Standard">
      <style:paragraph-properties fo:margin-left="8.754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21" style:family="paragraph" style:parent-style-name="Standard">
      <style:paragraph-properties fo:margin-left="12.506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22" style:family="paragraph" style:parent-style-name="Standard">
      <style:paragraph-properties fo:margin-left="10.005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center"/>
    </style:style>
    <style:style style:name="T1" style:family="text">
      <style:text-properties style:font-name-asian="Times New Roman" style:language-asian="ru" style:country-asian="RU" style:font-name-complex="Times New Roman"/>
    </style:style>
    <style:style style:name="T2" style:family="text">
      <style:text-properties fo:font-weight="bold" style:font-name-asian="Times New Roman" style:language-asian="ru" style:country-asian="RU" style:font-weight-asian="bold" style:font-name-complex="Times New Roman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  <style:style style:name="T5" style:family="text">
      <style:text-properties fo:color="#ff0000"/>
    </style:style>
    <style:style style:name="T6" style:family="text">
      <style:text-properties fo:font-size="11.5pt" style:font-size-asian="11.5pt" style:font-size-complex="11.5pt"/>
    </style:style>
    <style:style style:name="T7" style:family="text">
      <style:text-properties fo:color="#000080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language="ru" fo:country="RU" style:font-size-asian="12pt" style:font-size-complex="12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99ccff" draw:textarea-horizontal-align="justify" draw:textarea-vertical-align="middle" draw:auto-grow-height="fals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4" style:family="graphic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dash" draw:stroke-dash="Fine_20_Dashed_20__28_var_29_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808080" draw:marker-start="" draw:marker-start-width="0.3cm" draw:marker-start-center="false" draw:marker-end="" draw:marker-end-width="0.3cm" draw:marker-end-center="false" draw:fill="solid" draw:fill-color="#80808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101cm" svg:stroke-color="#80808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Стили_20_стрелок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999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101cm" svg:stroke-color="#999999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80808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49cm" svg:stroke-color="#ff0000" draw:marker-start="" draw:marker-start-width="0.275cm" draw:marker-start-center="false" draw:marker-end="Стили_20_стрелок_20_1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3cm" svg:stroke-color="#000080" draw:marker-start="" draw:marker-start-width="0.245cm" draw:marker-start-center="false" draw:marker-end="Стили_20_стрелок_20_1" draw:marker-end-width="0.346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23" svg:width="4.001cm" svg:height="3.001cm" svg:x="2.412cm" svg:y="10.472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3" draw:text-style-name="P23" svg:x1="2.413cm" svg:y1="10.473cm" svg:x2="3.413cm" svg:y2="8.973cm">
          <text:p/>
        </draw:line>
        <draw:line draw:style-name="gr3" draw:text-style-name="P23" svg:x1="6.412cm" svg:y1="13.475cm" svg:x2="7.412cm" svg:y2="11.975cm">
          <text:p/>
        </draw:line>
        <draw:line draw:style-name="gr3" draw:text-style-name="P23" svg:x1="7.413cm" svg:y1="11.973cm" svg:x2="3.413cm" svg:y2="8.973cm">
          <text:p/>
        </draw:line>
        <draw:line draw:style-name="gr4" draw:text-style-name="P23" svg:x1="2.413cm" svg:y1="13.475cm" svg:x2="3.413cm" svg:y2="11.975cm">
          <text:p/>
        </draw:line>
        <draw:line draw:style-name="gr4" draw:text-style-name="P23" svg:x1="7.413cm" svg:y1="11.975cm" svg:x2="3.413cm" svg:y2="11.975cm">
          <text:p/>
        </draw:line>
        <draw:line draw:style-name="gr4" draw:text-style-name="P23" svg:x1="3.413cm" svg:y1="8.973cm" svg:x2="3.413cm" svg:y2="11.973cm">
          <text:p/>
        </draw:line>
        <draw:line draw:style-name="gr5" draw:text-style-name="P23" svg:x1="3.413cm" svg:y1="8.973cm" svg:x2="3.413cm" svg:y2="7.973cm">
          <text:p/>
        </draw:line>
        <draw:line draw:style-name="gr5" draw:text-style-name="P23" svg:x1="2.412cm" svg:y1="13.476cm" svg:x2="1.912cm" svg:y2="14.476cm">
          <text:p/>
        </draw:line>
        <draw:line draw:style-name="gr5" draw:text-style-name="P23" svg:x1="7.516cm" svg:y1="11.975cm" svg:x2="8.516cm" svg:y2="11.975cm">
          <text:p/>
        </draw:line>
        <draw:frame draw:style-name="gr6" draw:text-style-name="P24" svg:width="0.426cm" svg:height="0.484cm" svg:x="7.687cm" svg:y="11.49cm">
          <draw:image xlink:href="Pictures/2000000F000001A9000001D3CCC200A4.svm" xlink:type="simple" xlink:show="embed" xlink:actuate="onLoad">
            <text:p/>
          </draw:image>
        </draw:frame>
        <draw:frame draw:style-name="gr6" draw:text-style-name="P24" svg:width="0.442cm" svg:height="0.482cm" svg:x="3.512cm" svg:y="8.091cm">
          <draw:image xlink:href="Pictures/2000000F000001BC000001D34B4F1B4F.svm" xlink:type="simple" xlink:show="embed" xlink:actuate="onLoad">
            <text:p/>
          </draw:image>
        </draw:frame>
        <draw:frame draw:style-name="gr6" draw:text-style-name="P24" svg:width="0.401cm" svg:height="0.482cm" svg:x="2.087cm" svg:y="13.974cm">
          <draw:image xlink:href="Pictures/2000000F0000018F000001D339C0E9AB.svm" xlink:type="simple" xlink:show="embed" xlink:actuate="onLoad">
            <text:p/>
          </draw:image>
        </draw:frame>
        <draw:frame draw:style-name="gr6" draw:text-style-name="P24" svg:width="0.507cm" svg:height="0.484cm" svg:x="3.311cm" svg:y="11.49cm">
          <draw:image xlink:href="Pictures/2000000F000001FB000001D3BF0C5E31.svm" xlink:type="simple" xlink:show="embed" xlink:actuate="onLoad">
            <text:p/>
          </draw:image>
        </draw:frame>
        <draw:line draw:style-name="gr5" draw:text-style-name="P23" svg:x1="1.412cm" svg:y1="11.474cm" svg:x2="2.912cm" svg:y2="11.474cm">
          <text:p/>
        </draw:line>
        <draw:line draw:style-name="gr7" draw:text-style-name="P23" svg:x1="4.612cm" svg:y1="13.573cm" svg:x2="4.612cm" svg:y2="12.573cm">
          <text:p/>
        </draw:line>
        <draw:line draw:style-name="gr8" draw:text-style-name="P23" svg:x1="4.612cm" svg:y1="14.073cm" svg:x2="4.612cm" svg:y2="13.573cm">
          <text:p/>
        </draw:line>
        <draw:line draw:style-name="gr9" draw:text-style-name="P23" svg:x1="6.416cm" svg:y1="9.973cm" svg:x2="4.916cm" svg:y2="11.473cm">
          <text:p/>
        </draw:line>
        <draw:line draw:style-name="gr7" draw:text-style-name="P23" svg:x1="4.612cm" svg:y1="9.773cm" svg:x2="4.112cm" svg:y2="10.773cm">
          <text:p/>
        </draw:line>
        <draw:line draw:style-name="gr8" draw:text-style-name="P23" svg:x1="4.612cm" svg:y1="9.774cm" svg:x2="5.112cm" svg:y2="8.774cm">
          <text:p/>
        </draw:line>
        <draw:line draw:style-name="gr7" draw:text-style-name="P23" svg:x1="3.212cm" svg:y1="13.573cm" svg:x2="3.712cm" svg:y2="12.573cm">
          <text:p/>
        </draw:line>
        <draw:line draw:style-name="gr8" draw:text-style-name="P23" svg:x1="3.212cm" svg:y1="13.573cm" svg:x2="2.712cm" svg:y2="14.573cm">
          <text:p/>
        </draw:line>
        <draw:frame draw:style-name="gr6" draw:text-style-name="P24" svg:width="0.655cm" svg:height="0.597cm" svg:x="3.011cm" svg:y="13.974cm">
          <draw:image xlink:href="Pictures/2000001D00000288000002545E8DECE0.svm" xlink:type="simple" xlink:show="embed" xlink:actuate="onLoad">
            <text:p/>
          </draw:image>
        </draw:frame>
        <draw:frame draw:style-name="gr6" draw:text-style-name="P24" svg:width="0.638cm" svg:height="0.597cm" svg:x="4.913cm" svg:y="8.876cm">
          <draw:image xlink:href="Pictures/2000001D0000028700000254F553A92C.svm" xlink:type="simple" xlink:show="embed" xlink:actuate="onLoad">
            <text:p/>
          </draw:image>
        </draw:frame>
        <draw:frame draw:style-name="gr6" draw:text-style-name="P24" svg:width="0.655cm" svg:height="0.599cm" svg:x="1.258cm" svg:y="11.473cm">
          <draw:image xlink:href="Pictures/2000001D0000028400000254F91D90C7.svm" xlink:type="simple" xlink:show="embed" xlink:actuate="onLoad">
            <text:p/>
          </draw:image>
        </draw:frame>
        <draw:frame draw:style-name="gr6" draw:text-style-name="P24" svg:width="0.655cm" svg:height="0.597cm" svg:x="4.512cm" svg:y="13.776cm">
          <draw:image xlink:href="Pictures/2000001D0000028C0000025495070D3E.svm" xlink:type="simple" xlink:show="embed" xlink:actuate="onLoad">
            <text:p/>
          </draw:image>
        </draw:frame>
        <draw:frame draw:style-name="gr6" draw:text-style-name="P24" svg:width="0.655cm" svg:height="0.597cm" svg:x="5.911cm" svg:y="10.273cm">
          <draw:image xlink:href="Pictures/2000001D0000028700000254713FEB95.svm" xlink:type="simple" xlink:show="embed" xlink:actuate="onLoad">
            <text:p/>
          </draw:image>
        </draw:frame>
        <draw:frame draw:style-name="gr6" draw:text-style-name="P24" svg:width="0.468cm" svg:height="0.482cm" svg:x="6.357cm" svg:y="11.476cm">
          <draw:image xlink:href="Pictures/2000000F000001D2000001D3F444D648.svm" xlink:type="simple" xlink:show="embed" xlink:actuate="onLoad">
            <text:p/>
          </draw:image>
        </draw:frame>
        <draw:line draw:style-name="gr10" draw:text-style-name="P23" svg:x1="6.873cm" svg:y1="11.955cm" svg:x2="6.979cm" svg:y2="11.691cm">
          <text:p/>
        </draw:line>
      </draw:g>
      <draw:g text:anchor-type="page" text:anchor-page-number="1" draw:z-index="1" draw:style-name="gr1">
        <draw:line draw:style-name="gr8" draw:text-style-name="P23" svg:x1="1.443cm" svg:y1="20.045cm" svg:x2="1.443cm" svg:y2="24.545cm">
          <text:p/>
        </draw:line>
        <draw:line draw:style-name="gr8" draw:text-style-name="P23" svg:x1="8.443cm" svg:y1="24.546cm" svg:x2="1.443cm" svg:y2="24.546cm">
          <text:p/>
        </draw:line>
        <draw:line draw:style-name="gr8" draw:text-style-name="P23" svg:x1="1.443cm" svg:y1="20.045cm" svg:x2="2.943cm" svg:y2="20.045cm">
          <text:p/>
        </draw:line>
        <draw:line draw:style-name="gr8" draw:text-style-name="P23" svg:x1="2.943cm" svg:y1="23.545cm" svg:x2="2.943cm" svg:y2="20.045cm">
          <text:p/>
        </draw:line>
        <draw:line draw:style-name="gr8" draw:text-style-name="P23" svg:x1="2.943cm" svg:y1="23.545cm" svg:x2="5.443cm" svg:y2="22.045cm">
          <text:p/>
        </draw:line>
        <draw:line draw:style-name="gr8" draw:text-style-name="P23" svg:x1="5.445cm" svg:y1="20.045cm" svg:x2="5.445cm" svg:y2="22.045cm">
          <text:p/>
        </draw:line>
        <draw:line draw:style-name="gr8" draw:text-style-name="P23" svg:x1="8.445cm" svg:y1="20.045cm" svg:x2="5.445cm" svg:y2="20.045cm">
          <text:p/>
        </draw:line>
        <draw:line draw:style-name="gr8" draw:text-style-name="P23" svg:x1="8.443cm" svg:y1="24.545cm" svg:x2="8.443cm" svg:y2="21.545cm">
          <text:p/>
        </draw:line>
        <draw:line draw:style-name="gr8" draw:text-style-name="P23" svg:x1="8.443cm" svg:y1="20.545cm" svg:x2="8.443cm" svg:y2="20.045cm">
          <text:p/>
        </draw:line>
        <draw:line draw:style-name="gr8" draw:text-style-name="P23" svg:x1="9.443cm" svg:y1="21.545cm" svg:x2="8.443cm" svg:y2="21.545cm">
          <text:p/>
        </draw:line>
        <draw:line draw:style-name="gr8" draw:text-style-name="P23" svg:x1="9.443cm" svg:y1="20.545cm" svg:x2="8.443cm" svg:y2="20.545cm">
          <text:p/>
        </draw:line>
        <draw:custom-shape draw:style-name="gr11" draw:text-style-name="P23" svg:width="0.451cm" svg:height="0.95cm" svg:x="8.469cm" svg:y="20.571cm">
          <text:p/>
          <draw:enhanced-geometry svg:viewBox="0 0 21600 21600" draw:type="rectangle" draw:enhanced-path="M 0 0 L 21600 0 21600 21600 0 21600 0 0 Z N"/>
        </draw:custom-shape>
        <draw:line draw:style-name="gr12" draw:text-style-name="P23" svg:x1="9.943cm" svg:y1="21.045cm" svg:x2="8.943cm" svg:y2="21.045cm">
          <text:p/>
        </draw:line>
        <draw:line draw:style-name="gr8" draw:text-style-name="P23" svg:x1="6.444cm" svg:y1="21.845cm" svg:x2="4.944cm" svg:y2="23.345cm">
          <text:p/>
        </draw:line>
        <draw:line draw:style-name="gr8" draw:text-style-name="P23" svg:x1="5.343cm" svg:y1="23.648cm" svg:x2="6.843cm" svg:y2="22.148cm">
          <text:p/>
        </draw:line>
        <draw:custom-shape draw:style-name="gr13" draw:text-style-name="P23" svg:width="0.5cm" svg:height="0.35cm" draw:transform="rotate (-0.349065850399987) translate (6.46818055555556cm 21.74522222222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3" svg:width="0.502cm" svg:height="0.352cm" draw:transform="rotate (-0.349065850399987) translate (4.97416666666667cm 23.24629166666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3" svg:x1="5.168cm" svg:y1="23.52cm" svg:x2="5.918cm" svg:y2="22.77cm">
          <text:p/>
        </draw:line>
        <draw:line draw:style-name="gr15" draw:text-style-name="P23" svg:x1="5.968cm" svg:y1="22.72cm" svg:x2="6.718cm" svg:y2="21.97cm">
          <text:p/>
        </draw:line>
        <draw:frame draw:style-name="gr6" draw:text-style-name="P24" svg:width="0.653cm" svg:height="0.599cm" svg:x="5.444cm" svg:y="23.148cm">
          <draw:image xlink:href="Pictures/2000001D0000028A00000254151BA1CD.svm" xlink:type="simple" xlink:show="embed" xlink:actuate="onLoad">
            <text:p/>
          </draw:image>
        </draw:frame>
        <draw:frame draw:style-name="gr6" draw:text-style-name="P24" svg:width="0.639cm" svg:height="0.599cm" svg:x="6.243cm" svg:y="22.349cm">
          <draw:image xlink:href="Pictures/2000001D00000286000002544F65E6BB.svm" xlink:type="simple" xlink:show="embed" xlink:actuate="onLoad">
            <text:p/>
          </draw:image>
        </draw:frame>
        <draw:frame draw:style-name="gr6" draw:text-style-name="P24" svg:width="0.507cm" svg:height="0.482cm" svg:x="4.542cm" svg:y="23.349cm">
          <draw:image xlink:href="Pictures/2000000F000001F6000001D3800D5698.svm" xlink:type="simple" xlink:show="embed" xlink:actuate="onLoad">
            <text:p/>
          </draw:image>
        </draw:frame>
        <draw:frame draw:style-name="gr6" draw:text-style-name="P24" svg:width="0.495cm" svg:height="0.482cm" svg:x="6.542cm" svg:y="21.463cm">
          <draw:image xlink:href="Pictures/2000000F000001EB000001D3B2B4A868.svm" xlink:type="simple" xlink:show="embed" xlink:actuate="onLoad">
            <text:p/>
          </draw:image>
        </draw:frame>
      </draw:g>
      <draw:g text:anchor-type="page" text:anchor-page-number="1" draw:z-index="2" draw:style-name="gr1">
        <draw:line draw:style-name="gr8" draw:text-style-name="P23" svg:x1="10.849cm" svg:y1="25.519cm" svg:x2="10.849cm" svg:y2="28.019cm">
          <text:p/>
        </draw:line>
        <draw:line draw:style-name="gr8" draw:text-style-name="P23" svg:x1="15.849cm" svg:y1="28.018cm" svg:x2="10.849cm" svg:y2="28.018cm">
          <text:p/>
        </draw:line>
        <draw:line draw:style-name="gr8" draw:text-style-name="P23" svg:x1="11.849cm" svg:y1="25.519cm" svg:x2="11.849cm" svg:y2="27.019cm">
          <text:p/>
        </draw:line>
        <draw:line draw:style-name="gr8" draw:text-style-name="P23" svg:x1="12.849cm" svg:y1="27.019cm" svg:x2="11.849cm" svg:y2="27.019cm">
          <text:p/>
        </draw:line>
        <draw:line draw:style-name="gr8" draw:text-style-name="P23" svg:x1="15.852cm" svg:y1="28.019cm" svg:x2="15.852cm" svg:y2="25.519cm">
          <text:p/>
        </draw:line>
        <draw:line draw:style-name="gr8" draw:text-style-name="P23" svg:x1="12.849cm" svg:y1="27.019cm" svg:x2="12.849cm" svg:y2="25.519cm">
          <text:p/>
        </draw:line>
        <draw:custom-shape draw:style-name="gr16" draw:text-style-name="P23" svg:width="1.001cm" svg:height="0.5cm" svg:x="10.85cm" svg:y="25.718cm">
          <text:p/>
          <draw:enhanced-geometry svg:viewBox="0 0 21600 21600" draw:type="rectangle" draw:enhanced-path="M 0 0 L 21600 0 21600 21600 0 21600 0 0 Z N"/>
        </draw:custom-shape>
        <draw:line draw:style-name="gr17" draw:text-style-name="P23" svg:x1="11.349cm" svg:y1="24.418cm" svg:x2="11.349cm" svg:y2="25.718cm">
          <text:p/>
        </draw:line>
        <draw:custom-shape draw:style-name="gr16" draw:text-style-name="P23" svg:width="3.001cm" svg:height="0.5cm" svg:x="12.85cm" svg:y="26.418cm">
          <text:p/>
          <draw:enhanced-geometry svg:viewBox="0 0 21600 21600" draw:type="rectangle" draw:enhanced-path="M 0 0 L 21600 0 21600 21600 0 21600 0 0 Z N"/>
        </draw:custom-shape>
        <draw:line draw:style-name="gr17" draw:text-style-name="P23" svg:x1="14.35cm" svg:y1="25.917cm" svg:x2="14.35cm" svg:y2="26.417cm">
          <text:p/>
        </draw:line>
        <draw:line draw:style-name="gr5" draw:text-style-name="P23" svg:x1="11.349cm" svg:y1="26.217cm" svg:x2="11.349cm" svg:y2="24.917cm">
          <text:p/>
        </draw:line>
        <draw:line draw:style-name="gr5" draw:text-style-name="P23" svg:x1="14.35cm" svg:y1="26.917cm" svg:x2="14.35cm" svg:y2="28.017cm">
          <text:p/>
        </draw:line>
        <draw:frame draw:style-name="gr6" draw:text-style-name="P24" svg:width="0.657cm" svg:height="0.586cm" svg:x="11.349cm" svg:y="24.418cm">
          <draw:image xlink:href="Pictures/2000001D0000029800000247F8492771.svm" xlink:type="simple" xlink:show="embed" xlink:actuate="onLoad">
            <text:p/>
          </draw:image>
        </draw:frame>
        <draw:frame draw:style-name="gr6" draw:text-style-name="P24" svg:width="0.657cm" svg:height="0.586cm" svg:x="14.351cm" svg:y="26.917cm">
          <draw:image xlink:href="Pictures/2000001D000002A0000002479453BA88.svm" xlink:type="simple" xlink:show="embed" xlink:actuate="onLoad">
            <text:p/>
          </draw:image>
        </draw:frame>
        <draw:frame draw:style-name="gr6" draw:text-style-name="P24" svg:width="0.593cm" svg:height="0.542cm" svg:x="11.257cm" svg:y="25.718cm">
          <draw:image xlink:href="Pictures/200000160000025500000212903AB515.svm" xlink:type="simple" xlink:show="embed" xlink:actuate="onLoad">
            <text:p/>
          </draw:image>
        </draw:frame>
        <draw:frame draw:style-name="gr6" draw:text-style-name="P24" svg:width="0.593cm" svg:height="0.542cm" svg:x="13.558cm" svg:y="26.418cm">
          <draw:image xlink:href="Pictures/200000160000025D0000021256E2DAA9.svm" xlink:type="simple" xlink:show="embed" xlink:actuate="onLoad">
            <text:p/>
          </draw:image>
        </draw:frame>
      </draw:g>
      <draw:g text:anchor-type="page" text:anchor-page-number="2" draw:z-index="6" draw:style-name="gr1">
        <draw:line draw:style-name="gr8" draw:text-style-name="P23" svg:x1="1.402cm" svg:y1="10.469cm" svg:x2="2.629cm" svg:y2="13.506cm">
          <text:p/>
        </draw:line>
        <draw:line draw:style-name="gr8" draw:text-style-name="P23" svg:x1="3.445cm" svg:y1="13.506cm" svg:x2="4.672cm" svg:y2="10.469cm">
          <text:p/>
        </draw:line>
        <draw:line draw:style-name="gr8" draw:text-style-name="P23" svg:x1="2.63cm" svg:y1="13.506cm" svg:x2="3.448cm" svg:y2="13.506cm">
          <text:p/>
        </draw:line>
        <draw:line draw:style-name="gr8" draw:text-style-name="P23" svg:x1="1.647cm" svg:y1="10.924cm" svg:x2="4.511cm" svg:y2="10.924cm">
          <text:p/>
        </draw:line>
        <draw:custom-shape draw:style-name="gr13" draw:text-style-name="P23" svg:width="0.819cm" svg:height="2.659cm" svg:x="5.083cm" svg:y="10.848cm">
          <text:p/>
          <draw:enhanced-geometry svg:viewBox="0 0 21600 21600" draw:type="rectangle" draw:enhanced-path="M 0 0 L 21600 0 21600 21600 0 21600 0 0 Z N"/>
        </draw:custom-shape>
        <draw:frame draw:style-name="gr6" draw:text-style-name="P24" svg:width="0.355cm" svg:height="0.368cm" svg:x="5.328cm" svg:y="13.519cm">
          <draw:image xlink:href="Pictures/2000000F000001AF000001D3F1687A4F.svm" xlink:type="simple" xlink:show="embed" xlink:actuate="onLoad">
            <text:p/>
          </draw:image>
        </draw:frame>
        <draw:frame draw:style-name="gr6" draw:text-style-name="P24" svg:width="0.355cm" svg:height="0.366cm" svg:x="2.847cm" svg:y="13.596cm">
          <draw:image xlink:href="Pictures/2000000F000001AF000001D3F1687A4F.svm" xlink:type="simple" xlink:show="embed" xlink:actuate="onLoad">
            <text:p/>
          </draw:image>
        </draw:frame>
        <draw:frame draw:style-name="gr6" draw:text-style-name="P24" svg:width="0.355cm" svg:height="0.366cm" svg:x="4.593cm" svg:y="10.787cm">
          <draw:image xlink:href="Pictures/2000000F000001A9000001D324934E05.svm" xlink:type="simple" xlink:show="embed" xlink:actuate="onLoad">
            <text:p/>
          </draw:image>
        </draw:frame>
      </draw:g>
      <text:p text:style-name="P1"><text:span text:style-name="T2">Билет 17. </text:span><text:span text:style-name="T1">Закон Паскаля. Гидростатическое давление. Закон Архимеда. Плавание тел и судов. </text:span></text:p>
      <text:p text:style-name="P15">Пусть тело находится в жидкости (газе). На тело действуют сжимающие силы давления (перпендикулярные поверхностям, к которой они приложены. </text:p>
      <text:p text:style-name="P15"><text:span text:style-name="T5">Давление</text:span> — скалярная физическая величина, численно равная отношению силы давления, направленной по нормали к поверхности, к площади этой поверхности.</text:p>
      <text:p text:style-name="P15"><draw:frame draw:style-name="fr1" draw:name="Объект1" text:anchor-type="as-char" svg:width="1.261cm" svg:height="0.997cm" draw:z-index="4"><draw:object xlink:href="./Object 1" xlink:type="simple" xlink:show="embed" xlink:actuate="onLoad"/><draw:image xlink:href="./ObjectReplacements/Object 1" xlink:type="simple" xlink:show="embed" xlink:actuate="onLoad"/>
    </draw:frame><draw:frame draw:style-name="fr1" draw:name="Объект2" text:anchor-type="as-char" svg:width="1.697cm" svg:height="0.482cm" draw:z-index="5"><draw:object xlink:href="./Object 5" xlink:type="simple" xlink:show="embed" xlink:actuate="onLoad"/><draw:image xlink:href="./ObjectReplacements/Object 5" xlink:type="simple" xlink:show="embed" xlink:actuate="onLoad"/>
     <svg:desc>формула</svg:desc>
    </draw:frame></text:p>
      <text:p text:style-name="P15">Гидростатика - раздел механики, в котором изучается поведение неподвижной жидкости.</text:p>
      <text:p text:style-name="P19">Утверждение</text:p>
      <text:p text:style-name="P10">Давление жидкости, оказываемое на некоторою поверхность, не зависит от ориентации поверхности.</text:p>
      <text:p text:style-name="P3">Доказательство:</text:p>
      <text:p text:style-name="P11">Рассмотрим призму в жидкости (газе). </text:p>
      <text:p text:style-name="P11">Так как она находится в равновесии <draw:frame draw:style-name="fr1" draw:name="Объект3" text:anchor-type="as-char" svg:width="1.723cm" svg:height="0.596cm" draw:z-index="7"><draw:object xlink:href="./Object 7" xlink:type="simple" xlink:show="embed" xlink:actuate="onLoad"/><draw:image xlink:href="./ObjectReplacements/Object 7" xlink:type="simple" xlink:show="embed" xlink:actuate="onLoad"/>
    </draw:frame></text:p>
      <text:p text:style-name="P11">Проецируем на ось О<text:span text:style-name="T4">z: </text:span><text:s/><draw:frame draw:style-name="fr1" draw:name="Объект4" text:anchor-type="as-char" svg:width="5.868cm" svg:height="0.531cm" draw:z-index="8"><draw:object xlink:href="./Object 8" xlink:type="simple" xlink:show="embed" xlink:actuate="onLoad"/><draw:image xlink:href="./ObjectReplacements/Object 8" xlink:type="simple" xlink:show="embed" xlink:actuate="onLoad"/>
     <svg:desc>формула</svg:desc>
    </draw:frame>.</text:p>
      <text:p text:style-name="P13">На Ох: <draw:frame draw:style-name="fr1" draw:name="Объект5" text:anchor-type="as-char" svg:width="7.505cm" svg:height="0.531cm" draw:z-index="9"><draw:object xlink:href="./Object 9" xlink:type="simple" xlink:show="embed" xlink:actuate="onLoad"/><draw:image xlink:href="./ObjectReplacements/Object 9" xlink:type="simple" xlink:show="embed" xlink:actuate="onLoad"/>
     <svg:desc>формула</svg:desc>
    </draw:frame></text:p>
      <text:p text:style-name="P13">На О<text:span text:style-name="T4">y: </text:span><text:span text:style-name="T4"><draw:frame draw:style-name="fr1" draw:name="Объект6" text:anchor-type="as-char" svg:width="7.437cm" svg:height="0.531cm" draw:z-index="10"><draw:object xlink:href="./Object 10" xlink:type="simple" xlink:show="embed" xlink:actuate="onLoad"/><draw:image xlink:href="./ObjectReplacements/Object 10" xlink:type="simple" xlink:show="embed" xlink:actuate="onLoad"/>
      <svg:desc>формула</svg:desc>
     </draw:frame></text:span></text:p>
      <text:p text:style-name="P20">Можем повернуть призму как угодно и получим тот же результат.</text:p>
      <text:p text:style-name="P20">+</text:p>
      <text:p text:style-name="P20"/>
      <text:p text:style-name="P20"/>
      <text:p text:style-name="P20"/>
      <text:p text:style-name="P3"><text:span text:style-name="T5">Закон Паскаля</text:span> — давление , производимое внешними силами на покоящуюся жидкость (газ), передается одинаково во всех направлениях. (То есть в каждой точке давление одинаково).</text:p>
      <text:p text:style-name="P10">Получен экспериментальным путем проведения опыта: жестко скрепленная бочка стоит внизу, в нее идет тонкая трубка с достаточной высоты. По трубке пускают воду, она попадает в бочку и за счет давления столба воды, давление на стенки тоже очень большое. Бочка разрывается.</text:p>
      <text:p text:style-name="P10">Аналогично объясняется такое явление, когда из маленьких дырочек на шаре (при пропускании воды в шар). Вода идет из дырочек под напором.</text:p>
      <text:p text:style-name="P3">Доказательство:</text:p>
      <text:p text:style-name="P10">Принцип отвердевания</text:p>
      <text:p text:style-name="P10">Рассмотрим сосуд и выберем две такие точки, что соединяющий их малый цилиндр лежит</text:p>
      <text:p text:style-name="P21">полностью внутри сосуда.</text:p>
      <text:p text:style-name="P22">Тогда <draw:frame draw:style-name="fr1" draw:name="Объект7" text:anchor-type="as-char" svg:width="1.461cm" svg:height="0.531cm" draw:z-index="11"><draw:object xlink:href="./Object 11" xlink:type="simple" xlink:show="embed" xlink:actuate="onLoad"/><draw:image xlink:href="./ObjectReplacements/Object 11" xlink:type="simple" xlink:show="embed" xlink:actuate="onLoad"/>
     <svg:desc>формула</svg:desc>
    </draw:frame>, так <text:s/>как жидкость (газ) находтся в покое.</text:p>
      <text:p text:style-name="P22"><draw:frame draw:style-name="fr1" draw:name="Объект8" text:anchor-type="as-char" svg:width="3.648cm" svg:height="0.529cm" draw:z-index="12"><draw:object xlink:href="./Object 12" xlink:type="simple" xlink:show="embed" xlink:actuate="onLoad"/><draw:image xlink:href="./ObjectReplacements/Object 12" xlink:type="simple" xlink:show="embed" xlink:actuate="onLoad"/>
    </draw:frame></text:p>
      <text:p text:style-name="P20">От любой точки сосуда до любой можем составить последовательность точек и цилиндров между ним.</text:p>
      <text:p text:style-name="P20">Тогда давление в каждой точке одинаково.</text:p>
      <text:p text:style-name="P10"/>
      <text:p text:style-name="P16">Гидравлический пресс</text:p>
      <text:p text:style-name="P5"><draw:frame draw:style-name="fr1" draw:name="Объект9" text:anchor-type="as-char" svg:width="3.066cm" svg:height="2.23cm" draw:z-index="13"><draw:object xlink:href="./Object 13" xlink:type="simple" xlink:show="embed" xlink:actuate="onLoad"/><draw:image xlink:href="./ObjectReplacements/Object 13" xlink:type="simple" xlink:show="embed" xlink:actuate="onLoad"/>
     <svg:desc>формула</svg:desc>
    </draw:frame></text:p>
      <text:p text:style-name="P3">Давим на большую и получаем выигрыш в силе.</text:p>
      <text:p text:style-name="P3"/>
      <text:p text:style-name="P3"><text:soft-page-break/><text:span text:style-name="T7">Гидростатическое давление</text:span> — давление, возникающее из-за действия верхних слоев жидкости (газа) на нижние.</text:p>
      <text:p text:style-name="P3">Рассмотрим гидростатическое давление столба жидкости высотой <text:span text:style-name="T4">h </text:span>на площадку площадью <text:span text:style-name="T4">S.</text:span></text:p>
      <text:p text:style-name="P3"><draw:frame draw:style-name="fr1" draw:name="Объект11" text:anchor-type="as-char" svg:width="7.729cm" svg:height="0.997cm" draw:z-index="14"><draw:object xlink:href="./Object 14" xlink:type="simple" xlink:show="embed" xlink:actuate="onLoad"/><draw:image xlink:href="./ObjectReplacements/Object 14" xlink:type="simple" xlink:show="embed" xlink:actuate="onLoad"/>
    </draw:frame></text:p>
      <text:p text:style-name="P4">Тогда для любых точек на одном уровне в покоящейся жидкости давления равны.</text:p>
      <text:p text:style-name="P3"/>
      <text:p text:style-name="P6">Сообщающиеся сосуды</text:p>
      <text:p text:style-name="P13"><draw:g text:anchor-type="paragraph" draw:z-index="3" draw:style-name="gr18"><draw:line draw:style-name="gr8" draw:text-style-name="P23" svg:x1="0.801cm" svg:y1="0.101cm" svg:x2="0.801cm" svg:y2="3.101cm">
      <text:p/>
     </draw:line><draw:line draw:style-name="gr8" draw:text-style-name="P23" svg:x1="5.801cm" svg:y1="3.101cm" svg:x2="0.801cm" svg:y2="3.101cm">
      <text:p/>
     </draw:line><draw:line draw:style-name="gr8" draw:text-style-name="P23" svg:x1="1.801cm" svg:y1="0.101cm" svg:x2="1.801cm" svg:y2="2.101cm">
      <text:p/>
     </draw:line><draw:line draw:style-name="gr8" draw:text-style-name="P23" svg:x1="2.801cm" svg:y1="2.101cm" svg:x2="1.801cm" svg:y2="2.101cm">
      <text:p/>
     </draw:line><draw:line draw:style-name="gr8" draw:text-style-name="P23" svg:x1="5.802cm" svg:y1="3.101cm" svg:x2="5.802cm" svg:y2="0.101cm">
      <text:p/>
     </draw:line><draw:line draw:style-name="gr8" draw:text-style-name="P23" svg:x1="2.802cm" svg:y1="2.101cm" svg:x2="2.802cm" svg:y2="0.101cm">
      <text:p/>
     </draw:line><draw:line draw:style-name="gr8" draw:text-style-name="P23" svg:x1="0.801cm" svg:y1="1.101cm" svg:x2="1.801cm" svg:y2="1.101cm">
      <text:p/>
     </draw:line><draw:line draw:style-name="gr8" draw:text-style-name="P23" svg:x1="0.801cm" svg:y1="1.601cm" svg:x2="1.801cm" svg:y2="1.601cm">
      <text:p/>
     </draw:line><draw:custom-shape draw:style-name="gr19" draw:text-style-name="P23" svg:width="1.001cm" svg:height="1.001cm" svg:x="0.802cm" svg:y="0.6cm">
      <text:p/>
      <draw:enhanced-geometry svg:viewBox="0 0 21600 21600" draw:type="rectangle" draw:enhanced-path="M 0 0 L 21600 0 21600 21600 0 21600 0 0 Z N"/>
     </draw:custom-shape><draw:line draw:style-name="gr8" draw:text-style-name="P23" svg:x1="2.802cm" svg:y1="1.101cm" svg:x2="5.802cm" svg:y2="1.101cm">
      <text:p/>
     </draw:line><draw:line draw:style-name="gr4" draw:text-style-name="P23" svg:x1="1.801cm" svg:y1="1.601cm" svg:x2="5.801cm" svg:y2="1.601cm">
      <text:p/>
     </draw:line><draw:line draw:style-name="gr4" draw:text-style-name="P23" svg:x1="0.3cm" svg:y1="0.604cm" svg:x2="0.8cm" svg:y2="0.604cm">
      <text:p/>
     </draw:line><draw:line draw:style-name="gr4" draw:text-style-name="P23" svg:x1="0.3cm" svg:y1="1.601cm" svg:x2="0.8cm" svg:y2="1.601cm">
      <text:p/>
     </draw:line><draw:line draw:style-name="gr4" draw:text-style-name="P23" svg:x1="5.802cm" svg:y1="1.101cm" svg:x2="6.302cm" svg:y2="1.101cm">
      <text:p/>
     </draw:line><draw:line draw:style-name="gr4" draw:text-style-name="P23" svg:x1="5.802cm" svg:y1="1.601cm" svg:x2="6.302cm" svg:y2="1.601cm">
      <text:p/>
     </draw:line><draw:frame draw:style-name="gr6" draw:text-style-name="P24" svg:width="0.551cm" svg:height="0.542cm" svg:x="0.252cm" svg:y="0.859cm">
      <draw:image xlink:href="Pictures/200000160000022F00000212EBBC71F3.svm" xlink:type="simple" xlink:show="embed" xlink:actuate="onLoad">
       <text:p/>
      </draw:image>
     </draw:frame><draw:frame draw:style-name="gr6" draw:text-style-name="P24" svg:width="0.551cm" svg:height="0.542cm" svg:x="5.801cm" svg:y="1.101cm">
      <draw:image xlink:href="Pictures/200000160000023700000212FFC985CF.svm" xlink:type="simple" xlink:show="embed" xlink:actuate="onLoad">
       <text:p/>
      </draw:image>
     </draw:frame><draw:frame draw:style-name="gr6" draw:text-style-name="P24" svg:width="0.324cm" svg:height="0.482cm" svg:x="3.002cm" svg:y="1.401cm">
      <draw:image xlink:href="Pictures/2000000F00000144000001D38DA694B5.svm" xlink:type="simple" xlink:show="embed" xlink:actuate="onLoad">
       <text:p/>
      </draw:image>
     </draw:frame>
    </draw:g>Если в сообщающихся сосудах находятся разнородные жидкости, то высоты столбов жидкостей обратно пропорциональны плотностям этих жидкостей.</text:p>
      <text:p text:style-name="P13">На уровне<draw:frame draw:style-name="fr1" draw:name="Объект10" text:anchor-type="as-char" svg:width="0.325cm" svg:height="0.467cm" draw:z-index="18"><draw:object xlink:href="./Object 2" xlink:type="simple" xlink:show="embed" xlink:actuate="onLoad"/><draw:image xlink:href="./ObjectReplacements/Object 2" xlink:type="simple" xlink:show="embed" xlink:actuate="onLoad"/>
    </draw:frame><text:span text:style-name="T4">:</text:span><text:span text:style-name="T4"><draw:frame draw:style-name="fr1" draw:name="Объект14" text:anchor-type="as-char" svg:width="6.239cm" svg:height="1.124cm" draw:z-index="15"><draw:object xlink:href="./Object 16" xlink:type="simple" xlink:show="embed" xlink:actuate="onLoad"/><draw:image xlink:href="./ObjectReplacements/Object 16" xlink:type="simple" xlink:show="embed" xlink:actuate="onLoad"/>
     </draw:frame></text:span></text:p>
      <text:p text:style-name="P14"/>
      <text:p text:style-name="P7">Гидростатический парадокс</text:p>
      <text:p text:style-name="P3">Давление не всегда равно весу жидкости</text:p>
      <text:p text:style-name="P13"><draw:frame draw:style-name="fr1" draw:name="Объект15" text:anchor-type="as-char" svg:width="6.655cm" svg:height="1.083cm" draw:z-index="16"><draw:object xlink:href="./Object 17" xlink:type="simple" xlink:show="embed" xlink:actuate="onLoad"/><draw:image xlink:href="./ObjectReplacements/Object 17" xlink:type="simple" xlink:show="embed" xlink:actuate="onLoad"/>
     <svg:desc>формула</svg:desc>
    </draw:frame></text:p>
      <text:p text:style-name="P13"><draw:frame draw:style-name="fr1" draw:name="Объект19" text:anchor-type="as-char" svg:width="3.664cm" svg:height="0.531cm" draw:z-index="24"><draw:object xlink:href="./Object 19" xlink:type="simple" xlink:show="embed" xlink:actuate="onLoad"/><draw:image xlink:href="./ObjectReplacements/Object 19" xlink:type="simple" xlink:show="embed" xlink:actuate="onLoad"/>
     <svg:desc>формула</svg:desc>
    </draw:frame></text:p>
      <text:p text:style-name="P13">Давление определяет только высоту. </text:p>
      <text:p text:style-name="P3"/>
      <text:p text:style-name="P3"/>
      <text:p text:style-name="P3"><text:span text:style-name="T5">Сила Архимеда (выталкивающая сила)</text:span> — сила, с которой жидкость (газ) выталкивает погруженное в нее тело. Возникает из-за того, что давление увеличивается с увеличением глубины: давление, действующее снизу, больше давления, действующего сверху.</text:p>
      <text:p text:style-name="P3"><text:span text:style-name="T5">Закон Архимеда </text:span>— на тело, погруженное в жидкость или газ, действует выталкивающая сила (сила Архимеда), направленная вертикально вверх (от центра Земли) и равная весу жидкости (газа) в объеме погруженного тела. Точка приложения — центр масс погруженного тела.<draw:frame draw:style-name="fr1" draw:name="Объект13" text:anchor-type="as-char" svg:width="2.923cm" svg:height="0.559cm" draw:z-index="20"><draw:object xlink:href="./Object 15" xlink:type="simple" xlink:show="embed" xlink:actuate="onLoad"/><draw:image xlink:href="./ObjectReplacements/Object 15" xlink:type="simple" xlink:show="embed" xlink:actuate="onLoad"/>
    </draw:frame></text:p>
      <text:p text:style-name="P10">Д-во: Заменим погруженную часть тела в такой же по форме и размерам объем жидкости (газа). Он находится в равновесии и на него действуют та же сила Архимеда: <draw:frame draw:style-name="fr1" draw:name="Объект12" text:anchor-type="as-char" svg:width="4.262cm" svg:height="0.559cm" draw:z-index="19"><draw:object xlink:href="./Object 3" xlink:type="simple" xlink:show="embed" xlink:actuate="onLoad"/><draw:image xlink:href="./ObjectReplacements/Object 3" xlink:type="simple" xlink:show="embed" xlink:actuate="onLoad"/>
     <svg:desc>формула</svg:desc>
    </draw:frame></text:p>
      <text:p text:style-name="P8">Плавание тел</text:p>
      <text:p text:style-name="P12"><draw:g text:anchor-type="paragraph" draw:z-index="17" draw:style-name="gr18"><draw:custom-shape draw:style-name="gr20" draw:text-style-name="P23" svg:width="1.994cm" svg:height="1.218cm" svg:x="0.291cm" svg:y="1.339cm">
      <text:p/>
      <draw:enhanced-geometry svg:viewBox="0 0 21600 21600" draw:type="rectangle" draw:enhanced-path="M 0 0 L 21600 0 21600 21600 0 21600 0 0 Z N"/>
     </draw:custom-shape><draw:line draw:style-name="gr8" draw:text-style-name="P23" svg:x1="0.291cm" svg:y1="0.731cm" svg:x2="0.291cm" svg:y2="2.556cm">
      <text:p/>
     </draw:line><draw:line draw:style-name="gr8" draw:text-style-name="P23" svg:x1="2.284cm" svg:y1="2.555cm" svg:x2="0.291cm" svg:y2="2.555cm">
      <text:p/>
     </draw:line><draw:line draw:style-name="gr8" draw:text-style-name="P23" svg:x1="2.284cm" svg:y1="0.731cm" svg:x2="2.284cm" svg:y2="2.556cm">
      <text:p/>
     </draw:line><draw:custom-shape draw:style-name="gr21" draw:text-style-name="P23" svg:width="0.997cm" svg:height="1.216cm" svg:x="0.788cm" svg:y="0.732cm">
      <text:p/>
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</draw:custom-shape><draw:line draw:style-name="gr22" draw:text-style-name="P23" svg:x1="1.288cm" svg:y1="1.388cm" svg:x2="1.288cm" svg:y2="2.921cm">
      <text:p/>
     </draw:line><draw:frame draw:style-name="gr6" draw:text-style-name="P24" svg:width="0.662cm" svg:height="0.354cm" svg:x="1.427cm" svg:y="2.577cm">
      <draw:image xlink:href="Pictures/2000001D00000290000001D31BD94A0D.svm" xlink:type="simple" xlink:show="embed" xlink:actuate="onLoad">
       <text:p/>
      </draw:image>
     </draw:frame><draw:line draw:style-name="gr23" draw:text-style-name="P23" svg:x1="1.288cm" svg:y1="1.607cm" svg:x2="1.288cm" svg:y2="0.147cm">
      <text:p/>
     </draw:line><draw:frame draw:style-name="gr6" draw:text-style-name="P24" svg:width="0.733cm" svg:height="0.371cm" svg:x="1.289cm" svg:y="0.014cm">
      <draw:image xlink:href="Pictures/2000001D000002DC000001EB166F6756.svm" xlink:type="simple" xlink:show="embed" xlink:actuate="onLoad">
       <text:p/>
      </draw:image>
     </draw:frame>
    </draw:g>Тело плавает в воде. То есть его плотность меньше плотности жидкости.</text:p>
      <text:p text:style-name="P12">Аналогично шарик наполненный гелием будет взлетать, так как средняя плотность меньше плотности воздуха.</text:p>
      <text:p text:style-name="P12"><draw:frame draw:style-name="fr1" draw:name="Объект16" text:anchor-type="as-char" svg:width="2.247cm" svg:height="0.589cm" draw:z-index="21"><draw:object xlink:href="./Object 4" xlink:type="simple" xlink:show="embed" xlink:actuate="onLoad"/><draw:image xlink:href="./ObjectReplacements/Object 4" xlink:type="simple" xlink:show="embed" xlink:actuate="onLoad"/>
     <svg:desc>формула</svg:desc>
    </draw:frame></text:p>
      <text:p text:style-name="P12"><draw:frame draw:style-name="fr1" draw:name="Объект17" text:anchor-type="as-char" svg:width="1.663cm" svg:height="0.531cm" draw:z-index="22"><draw:object xlink:href="./Object 6" xlink:type="simple" xlink:show="embed" xlink:actuate="onLoad"/><draw:image xlink:href="./ObjectReplacements/Object 6" xlink:type="simple" xlink:show="embed" xlink:actuate="onLoad"/>
     <svg:desc>формула</svg:desc>
    </draw:frame></text:p>
      <text:p text:style-name="P9">Плавание судов</text:p>
      <text:p text:style-name="P5">Судно — тело с полостями с воздухом. Поэтому средняя плотность судна меньше, плотности воды.</text:p>
      <text:p text:style-name="P17"><draw:frame draw:style-name="fr1" draw:name="Объект18" text:anchor-type="as-char" svg:width="1.663cm" svg:height="0.531cm" draw:z-index="23"><draw:object xlink:href="./Object 18" xlink:type="simple" xlink:show="embed" xlink:actuate="onLoad"/><draw:image xlink:href="./ObjectReplacements/Object 18" xlink:type="simple" xlink:show="embed" xlink:actuate="onLoad"/>
     <svg:desc>формула</svg:desc>
    </draw:frame> <text:span text:style-name="T3">Величина </text:span>mg —<text:span text:style-name="T3"> водоизмещение корабля. Чем оно больше, тем больше осадка.</text:span></text:p>
      <text:p text:style-name="P18">Осадка — глубина, на которую опускается судно под воду.</text:p>
      <text:p text:style-name="P18">Также на кораблях есть ваттерлинии. Если уровень воды будет выше нее, корабль начнет тонуть.</text:p>
      <text:p text:style-name="P18">На кораблях, которые предназначены для плавания в разных водах (с разной концентрацией солей), нанесено несколько ваттерлиний (для каждой воды)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Стили_20_стрелок_20_1" draw:display-name="Стили стрелок 1" svg:viewBox="0 0 1131 902" svg:d="m564 0-564 902h1131z"/>
    <draw:stroke-dash draw:name="Fine_20_Dashed_20__28_var_29_" draw:display-name="Fine Dashed (var)" draw:style="rect" draw:dots1="1" draw:dots1-length="112%" draw:distance="283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05cm" fo:margin-bottom="0.755cm" fo:margin-left="1.005cm" fo:margin-right="1.02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1-09T17:34:34.73</meta:creation-date>
    <dc:date>2017-03-13T18:30:27.58</dc:date>
    <meta:editing-duration>P3DT6H59M56S</meta:editing-duration>
    <meta:editing-cycles>9</meta:editing-cycles>
    <meta:generator>OpenOffice.org/3.3$Win32 OpenOffice.org_project/330m20$Build-9567</meta:generator>
    <meta:print-date>2017-03-13T18:28:44.10</meta:print-date>
    <meta:document-statistic meta:table-count="0" meta:image-count="0" meta:object-count="19" meta:page-count="2" meta:paragraph-count="55" meta:word-count="505" meta:character-count="3581"/>
  </office:meta>
</office:document-meta>
</file>

<file path=Object 1/content.xml><?xml version="1.0" encoding="utf-8"?>
<math xmlns="http://www.w3.org/1998/Math/MathML">
  <semantics>
    <mrow>
      <mi>p</mi>
      <mo stretchy="false">=</mo>
      <mfrac>
        <mi>F</mi>
        <mi>S</mi>
      </mfrac>
    </mrow>
    <annotation encoding="StarMath 5.0">p=F over S</annotation>
  </semantics>
</math>
</file>

<file path=Object 10/content.xml><?xml version="1.0" encoding="utf-8"?>
<math xmlns="http://www.w3.org/1998/Math/MathML">
  <semantics>
    <mrow>
      <mrow>
        <msub>
          <mi>f</mi>
          <mn>2</mn>
        </msub>
        <mo stretchy="false">=</mo>
        <msub>
          <mi>f</mi>
          <mn>3</mn>
        </msub>
      </mrow>
      <mi mathvariant="italic">sin</mi>
      <mo stretchy="false">α</mo>
      <mo stretchy="false">⇒</mo>
      <msub>
        <mi>p</mi>
        <mn>2</mn>
      </msub>
      <mrow>
        <msub>
          <mi>S</mi>
          <mn>2</mn>
        </msub>
        <mo stretchy="false">=</mo>
        <msub>
          <mi>p</mi>
          <mn>3</mn>
        </msub>
      </mrow>
      <msub>
        <mi>S</mi>
        <mn>3</mn>
      </msub>
      <mi mathvariant="italic">sin</mi>
      <mo stretchy="false">α</mo>
      <mo stretchy="false">⇒</mo>
      <mrow>
        <msub>
          <mi>p</mi>
          <mn>2</mn>
        </msub>
        <mo stretchy="false">=</mo>
        <msub>
          <mi>p</mi>
          <mn>3</mn>
        </msub>
      </mrow>
    </mrow>
    <annotation encoding="StarMath 5.0">f_2 = f_3 sin %ialpha drarrow p_2 S_2 = p_3 S_3 sin %ialpha drarrow p_2 =p_3</annotation>
  </semantics>
</math>
</file>

<file path=Object 11/content.xml><?xml version="1.0" encoding="utf-8"?>
<math xmlns="http://www.w3.org/1998/Math/MathML">
  <semantics>
    <mrow>
      <msub>
        <mi>f</mi>
        <mi>a</mi>
      </msub>
      <mo stretchy="false">=</mo>
      <msub>
        <mi>f</mi>
        <mi>b</mi>
      </msub>
    </mrow>
    <annotation encoding="StarMath 5.0">f_a = f_b</annotation>
  </semantics>
</math>
</file>

<file path=Object 12/content.xml><?xml version="1.0" encoding="utf-8"?>
<math xmlns="http://www.w3.org/1998/Math/MathML">
  <semantics>
    <mrow>
      <msub>
        <mi>p</mi>
        <mi>a</mi>
      </msub>
      <mrow>
        <mi>S</mi>
        <mo stretchy="false">=</mo>
        <msub>
          <mi>p</mi>
          <mi>b</mi>
        </msub>
      </mrow>
      <mi>S</mi>
      <mo stretchy="false">⇒</mo>
      <mrow>
        <msub>
          <mi>p</mi>
          <mi>a</mi>
        </msub>
        <mo stretchy="false">=</mo>
        <msub>
          <mi>p</mi>
          <mi>b</mi>
        </msub>
      </mrow>
    </mrow>
    <annotation encoding="StarMath 5.0">p_a S = p_b S drarrow p_a =p_b</annotation>
  </semantics>
</math>
</file>

<file path=Object 13/content.xml><?xml version="1.0" encoding="utf-8"?>
<math xmlns="http://www.w3.org/1998/Math/MathML">
  <semantics>
    <mtable>
      <mtr>
        <mtd>
          <mrow>
            <msub>
              <mi>p</mi>
              <mn>1</mn>
            </msub>
            <mo stretchy="false">=</mo>
            <msub>
              <mi>p</mi>
              <mn>2</mn>
            </msub>
          </mrow>
        </mtd>
      </mtr>
      <mtr>
        <mtd>
          <mrow>
            <mfrac>
              <msub>
                <mi>F</mi>
                <mn>1</mn>
              </msub>
              <msub>
                <mi>S</mi>
                <mn>1</mn>
              </msub>
            </mfrac>
            <mo stretchy="false">=</mo>
            <mfrac>
              <msub>
                <mi>F</mi>
                <mn>2</mn>
              </msub>
              <msub>
                <mi>S</mi>
                <mn>2</mn>
              </msub>
            </mfrac>
          </mrow>
        </mtd>
      </mtr>
      <mtr>
        <mtd>
          <mrow>
            <mrow>
              <msub>
                <mi>S</mi>
                <mn>1</mn>
              </msub>
              <mo stretchy="false">&lt;</mo>
              <msub>
                <mi>S</mi>
                <mn>2</mn>
              </msub>
            </mrow>
            <mo stretchy="false">⇒</mo>
            <mrow>
              <msub>
                <mi>F</mi>
                <mn>1</mn>
              </msub>
              <mo stretchy="false">&gt;</mo>
              <msub>
                <mi>F</mi>
                <mn>2</mn>
              </msub>
            </mrow>
          </mrow>
        </mtd>
      </mtr>
    </mtable>
    <annotation encoding="StarMath 5.0">p_1 =p_2 newline
F_1 over S_1 = F_2 over S_2 newline
S_1&lt;S_2 drarrow F_1&gt;F_2</annotation>
  </semantics>
</math>
</file>

<file path=Object 14/content.xml><?xml version="1.0" encoding="utf-8"?>
<math xmlns="http://www.w3.org/1998/Math/MathML">
  <semantics>
    <mrow>
      <mrow>
        <mrow>
          <mrow>
            <mi>F</mi>
            <mo stretchy="false">=</mo>
            <mi>P</mi>
          </mrow>
          <mo stretchy="false">=</mo>
          <mi mathvariant="italic">mg</mi>
        </mrow>
        <mo stretchy="false">=</mo>
        <mo stretchy="false">ρ</mo>
      </mrow>
      <mi>V</mi>
      <mrow>
        <mi>g</mi>
        <mo stretchy="false">=</mo>
        <mo stretchy="false">ρ</mo>
      </mrow>
      <mi>S</mi>
      <mi>h</mi>
      <mi>g</mi>
      <mo stretchy="false">⇒</mo>
      <mrow>
        <mrow>
          <mi>p</mi>
          <mo stretchy="false">=</mo>
          <mfrac>
            <mi>F</mi>
            <mi>S</mi>
          </mfrac>
        </mrow>
        <mo stretchy="false">=</mo>
        <mo stretchy="false">ρ</mo>
      </mrow>
      <mi>g</mi>
      <mi>h</mi>
    </mrow>
    <annotation encoding="StarMath 5.0">F=P=mg =%irho V g=%irho S h g drarrow p=F over S =  %irho g h</annotation>
  </semantics>
</math>
</file>

<file path=Object 15/content.xml><?xml version="1.0" encoding="utf-8"?>
<math xmlns="http://www.w3.org/1998/Math/MathML">
  <semantics>
    <mrow>
      <mrow>
        <msub>
          <mi>F</mi>
          <mi>A</mi>
        </msub>
        <mo stretchy="false">=</mo>
        <msub>
          <mo stretchy="false">ρ</mo>
          <mtext>ж\г</mtext>
        </msub>
      </mrow>
      <mi>g</mi>
      <msub>
        <mi>V</mi>
        <mtext>погр</mtext>
      </msub>
    </mrow>
    <annotation encoding="StarMath 5.0">F_A = %irho _{"ж\г"} g V_"погр"</annotation>
  </semantics>
</math>
</file>

<file path=Object 16/content.xml><?xml version="1.0" encoding="utf-8"?>
<math xmlns="http://www.w3.org/1998/Math/MathML">
  <semantics>
    <mrow>
      <mrow>
        <msub>
          <mi>p</mi>
          <mn>1</mn>
        </msub>
        <mo stretchy="false">=</mo>
        <msub>
          <mi>p</mi>
          <mn>2</mn>
        </msub>
      </mrow>
      <mo stretchy="false">⇒</mo>
      <msub>
        <mo stretchy="false">ρ</mo>
        <mn>1</mn>
      </msub>
      <mi>g</mi>
      <mrow>
        <msub>
          <mi>h</mi>
          <mn>1</mn>
        </msub>
        <mo stretchy="false">=</mo>
        <msub>
          <mo stretchy="false">ρ</mo>
          <mn>2</mn>
        </msub>
      </mrow>
      <mi>g</mi>
      <msub>
        <mi>h</mi>
        <mn>2</mn>
      </msub>
      <mo stretchy="false">⇒</mo>
      <mrow>
        <mfrac>
          <msub>
            <mi>h</mi>
            <mn>1</mn>
          </msub>
          <msub>
            <mi>h</mi>
            <mn>2</mn>
          </msub>
        </mfrac>
        <mo stretchy="false">=</mo>
        <mfrac>
          <msub>
            <mo stretchy="false">ρ</mo>
            <mn>2</mn>
          </msub>
          <msub>
            <mo stretchy="false">ρ</mo>
            <mn>1</mn>
          </msub>
        </mfrac>
      </mrow>
    </mrow>
    <annotation encoding="StarMath 5.0">p_1 = p_2 drarrow %irho_1 g h_1 = %irho _2 g h_2 drarrow h_1 over h_2 = %irho_2 over %irho _1</annotation>
  </semantics>
</math>
</file>

<file path=Object 17/content.xml><?xml version="1.0" encoding="utf-8"?>
<math xmlns="http://www.w3.org/1998/Math/MathML">
  <semantics>
    <mtable>
      <mtr>
        <mtd>
          <mrow>
            <mrow>
              <msub>
                <mi>p</mi>
                <mn>1</mn>
              </msub>
              <mo stretchy="false">=</mo>
              <mo stretchy="false">ρ</mo>
            </mrow>
            <mi>g</mi>
            <mrow>
              <mi>h</mi>
              <mo stretchy="false">=</mo>
              <msub>
                <mi>p</mi>
                <mn>2</mn>
              </msub>
            </mrow>
          </mrow>
        </mtd>
      </mtr>
      <mtr>
        <mtd>
          <mrow>
            <mrow>
              <msub>
                <mi>P</mi>
                <mn>1</mn>
              </msub>
              <mo stretchy="false">=</mo>
              <msub>
                <mi>m</mi>
                <mn>1</mn>
              </msub>
            </mrow>
            <mrow>
              <mi>g</mi>
              <mo stretchy="false">=</mo>
              <msub>
                <mi>V</mi>
                <mn>1</mn>
              </msub>
            </mrow>
            <mo stretchy="false">ρ</mo>
            <mrow>
              <mi>g</mi>
              <mo stretchy="false">&gt;</mo>
              <msub>
                <mi>V</mi>
                <mn>2</mn>
              </msub>
            </mrow>
            <mo stretchy="false">ρ</mo>
            <mrow>
              <mi>g</mi>
              <mo stretchy="false">=</mo>
              <msub>
                <mi>m</mi>
                <mn>2</mn>
              </msub>
            </mrow>
            <mrow>
              <mi>g</mi>
              <mo stretchy="false">=</mo>
              <msub>
                <mi>P</mi>
                <mn>2</mn>
              </msub>
            </mrow>
          </mrow>
        </mtd>
      </mtr>
    </mtable>
    <annotation encoding="StarMath 5.0">p_1 =%irho g h  = p_2 newline
P_1 = m_1 g = V_1 %irho g&gt; V_2 %irho g = m_2 g =P_2</annotation>
  </semantics>
</math>
</file>

<file path=Object 18/content.xml><?xml version="1.0" encoding="utf-8"?>
<math xmlns="http://www.w3.org/1998/Math/MathML">
  <semantics>
    <mrow>
      <mi>m</mi>
      <mrow>
        <mi>g</mi>
        <mo stretchy="false">=</mo>
        <msub>
          <mi>F</mi>
          <mi>a</mi>
        </msub>
      </mrow>
    </mrow>
    <annotation encoding="StarMath 5.0">m  g =F_a </annotation>
  </semantics>
</math>
</file>

<file path=Object 19/content.xml><?xml version="1.0" encoding="utf-8"?>
<math xmlns="http://www.w3.org/1998/Math/MathML">
  <semantics>
    <mrow>
      <mrow>
        <msub>
          <mi>F</mi>
          <mn>1</mn>
        </msub>
        <mo stretchy="false">=</mo>
        <msub>
          <mi>p</mi>
          <mn>1</mn>
        </msub>
      </mrow>
      <mrow>
        <mi>S</mi>
        <mo stretchy="false">=</mo>
        <msub>
          <mi>p</mi>
          <mn>2</mn>
        </msub>
      </mrow>
      <mrow>
        <mi>S</mi>
        <mo stretchy="false">=</mo>
        <msub>
          <mi>F</mi>
          <mn>2</mn>
        </msub>
      </mrow>
    </mrow>
    <annotation encoding="StarMath 5.0">F_1 = p_1 S = p_2 S = F_2</annotation>
  </semantics>
</math>
</file>

<file path=Object 2/content.xml><?xml version="1.0" encoding="utf-8"?>
<math xmlns="http://www.w3.org/1998/Math/MathML">
  <semantics>
    <mi>l</mi>
    <annotation encoding="StarMath 5.0"> l</annotation>
  </semantics>
</math>
</file>

<file path=Object 3/content.xml><?xml version="1.0" encoding="utf-8"?>
<math xmlns="http://www.w3.org/1998/Math/MathML">
  <semantics>
    <mrow>
      <mrow>
        <msub>
          <mi>F</mi>
          <mi>A</mi>
        </msub>
        <mo stretchy="false">=</mo>
        <msub>
          <mi>m</mi>
          <mtext>ж\г</mtext>
        </msub>
      </mrow>
      <mrow>
        <mi>g</mi>
        <mo stretchy="false">=</mo>
        <msub>
          <mo stretchy="false">ρ</mo>
          <mtext>ж\г</mtext>
        </msub>
      </mrow>
      <msub>
        <mi>V</mi>
        <mtext>погр</mtext>
      </msub>
      <mi>g</mi>
    </mrow>
    <annotation encoding="StarMath 5.0">F_A = m_{"ж\г"} g = %irho_{"ж\г"} V_"погр" g</annotation>
  </semantics>
</math>
</file>

<file path=Object 4/content.xml><?xml version="1.0" encoding="utf-8"?>
<math xmlns="http://www.w3.org/1998/Math/MathML">
  <semantics>
    <mrow>
      <mi>m</mi>
      <mrow>
        <mrow>
          <mover accent="true">
            <mi>g</mi>
            <mo stretchy="false">⃗</mo>
          </mover>
          <mo stretchy="false">+</mo>
          <mover accent="true">
            <msub>
              <mi>F</mi>
              <mi>a</mi>
            </msub>
            <mo stretchy="false">⃗</mo>
          </mover>
        </mrow>
        <mo stretchy="false">=</mo>
        <mover accent="true">
          <mn>0</mn>
          <mo stretchy="false">⃗</mo>
        </mover>
      </mrow>
    </mrow>
    <annotation encoding="StarMath 5.0">m vec g +vec F_a =vec 0</annotation>
  </semantics>
</math>
</file>

<file path=Object 5/content.xml><?xml version="1.0" encoding="utf-8"?>
<math xmlns="http://www.w3.org/1998/Math/MathML">
  <semantics>
    <mrow>
      <mi>p</mi>
      <mo stretchy="false">=</mo>
      <mrow>
        <mo stretchy="false">[</mo>
        <mi mathvariant="italic">Па</mi>
        <mo stretchy="false">]</mo>
      </mrow>
    </mrow>
    <annotation encoding="StarMath 5.0">p=[Па]</annotation>
  </semantics>
</math>
</file>

<file path=Object 6/content.xml><?xml version="1.0" encoding="utf-8"?>
<math xmlns="http://www.w3.org/1998/Math/MathML">
  <semantics>
    <mrow>
      <mi>m</mi>
      <mrow>
        <mi>g</mi>
        <mo stretchy="false">=</mo>
        <msub>
          <mi>F</mi>
          <mi>a</mi>
        </msub>
      </mrow>
    </mrow>
    <annotation encoding="StarMath 5.0">m  g =F_a </annotation>
  </semantics>
</math>
</file>

<file path=Object 7/content.xml><?xml version="1.0" encoding="utf-8"?>
<math xmlns="http://www.w3.org/1998/Math/MathML">
  <semantics>
    <mrow>
      <mrow>
        <mo stretchy="false">∑</mo>
        <mover accent="true">
          <msub>
            <mi>f</mi>
            <mi>i</mi>
          </msub>
          <mo stretchy="false">⃗</mo>
        </mover>
      </mrow>
      <mo stretchy="false">=</mo>
      <mn>0</mn>
    </mrow>
    <annotation encoding="StarMath 5.0">sum vec f_i =0 </annotation>
  </semantics>
</math>
</file>

<file path=Object 8/content.xml><?xml version="1.0" encoding="utf-8"?>
<math xmlns="http://www.w3.org/1998/Math/MathML">
  <semantics>
    <mrow>
      <mrow>
        <msub>
          <mi>f</mi>
          <mn>4</mn>
        </msub>
        <mo stretchy="false">=</mo>
        <msub>
          <mi>f</mi>
          <mn>5</mn>
        </msub>
      </mrow>
      <mo stretchy="false">⇒</mo>
      <msub>
        <mi>p</mi>
        <mn>4</mn>
      </msub>
      <mrow>
        <msub>
          <mi>S</mi>
          <mn>45</mn>
        </msub>
        <mo stretchy="false">=</mo>
        <msub>
          <mi>p</mi>
          <mn>5</mn>
        </msub>
      </mrow>
      <msub>
        <mi>S</mi>
        <mn>45</mn>
      </msub>
      <mo stretchy="false">⇒</mo>
      <mrow>
        <msub>
          <mi>p</mi>
          <mn>4</mn>
        </msub>
        <mo stretchy="false">=</mo>
        <msub>
          <mi>p</mi>
          <mn>5</mn>
        </msub>
      </mrow>
    </mrow>
    <annotation encoding="StarMath 5.0">f_4 = f_5  drarrow  p_4 S_45 =p_5 S_45  drarrow p_4 = p_5</annotation>
  </semantics>
</math>
</file>

<file path=Object 9/content.xml><?xml version="1.0" encoding="utf-8"?>
<math xmlns="http://www.w3.org/1998/Math/MathML">
  <semantics>
    <mrow>
      <mrow>
        <msub>
          <mi>f</mi>
          <mn>1</mn>
        </msub>
        <mo stretchy="false">=</mo>
        <msub>
          <mi>f</mi>
          <mn>3</mn>
        </msub>
      </mrow>
      <mi mathvariant="italic">cos</mi>
      <mo stretchy="false">α</mo>
      <mo stretchy="false">⇒</mo>
      <msub>
        <mi>p</mi>
        <mn>1</mn>
      </msub>
      <mrow>
        <msub>
          <mi>S</mi>
          <mn>1</mn>
        </msub>
        <mo stretchy="false">=</mo>
        <msub>
          <mi>p</mi>
          <mn>3</mn>
        </msub>
      </mrow>
      <msub>
        <mi>S</mi>
        <mn>3</mn>
      </msub>
      <mi mathvariant="italic">cos</mi>
      <mo stretchy="false">α</mo>
      <mo stretchy="false">⇒</mo>
      <mrow>
        <msub>
          <mi>p</mi>
          <mn>1</mn>
        </msub>
        <mo stretchy="false">=</mo>
        <msub>
          <mi>p</mi>
          <mn>3</mn>
        </msub>
      </mrow>
    </mrow>
    <annotation encoding="StarMath 5.0">f_1 = f_3 cos %ialpha  drarrow p_1 S_1 = p_3 S_3 cos %ialpha drarrow p_1 = p_3</annotation>
  </semantics>
</math>
</file>